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2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0">
          <table:table-cell table:style-name="ce32" office:value-type="string" calcext:value-type="string">
            <text:p>make objects rotat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8" office:value-type="string" calcext:value-type="string">
            <text:p>BUG: object jumps instead of turning, when it has been only clicked and not also moved before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3:11:47.667536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3-06T03:14:04.268147600</dc:date>
    <meta:editing-duration>P1DT23H11M52S</meta:editing-duration>
    <meta:editing-cycles>85</meta:editing-cycles>
    <meta:document-statistic meta:table-count="1" meta:cell-count="121" meta:object-count="0"/>
  </office:meta>
</office:document-meta>
</file>